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5E000000706965774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OpenSymbol1" svg:font-family="OpenSymbol" style:font-family-generic="system"/>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799cm" style:rel-column-width="6935*"/>
    </style:style>
    <style:style style:name="Tableau2.B" style:family="table-column">
      <style:table-column-properties style:column-width="2.293cm" style:rel-column-width="8839*"/>
    </style:style>
    <style:style style:name="Tableau2.C" style:family="table-column">
      <style:table-column-properties style:column-width="4.092cm" style:rel-column-width="15775*"/>
    </style:style>
    <style:style style:name="Tableau2.D" style:family="table-column">
      <style:table-column-properties style:column-width="4.657cm" style:rel-column-width="17951*"/>
    </style:style>
    <style:style style:name="Tableau2.E" style:family="table-column">
      <style:table-column-properties style:column-width="4.159cm" style:rel-column-width="16035*"/>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color="#b80047"/>
    </style:style>
    <style:style style:name="P2" style:family="paragraph" style:parent-style-name="Standard">
      <style:paragraph-properties fo:text-align="start" style:justify-single-word="false"/>
      <style:text-properties fo:color="#ffffff" style:font-name="HelveticaNeueLT Std2" fo:font-size="60pt" style:text-underline-style="none" fo:font-weight="bold" style:font-size-asian="60pt" style:font-weight-asian="bold" style:font-size-complex="60pt" style:font-weight-complex="bold"/>
    </style:style>
    <style:style style:name="P3" style:family="paragraph" style:parent-style-name="Standard">
      <style:paragraph-properties fo:text-align="start" style:justify-single-word="false"/>
      <style:text-properties fo:color="#ffffff" style:font-name="HelveticaNeueLT Std2" fo:font-size="36pt" style:text-underline-style="none"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fo:color="#000000" style:font-name="HelveticaNeueLT Std2"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color="#b80047" style:font-name="HelveticaNeueLT Std2" fo:font-size="32pt" style:text-underline-style="solid" style:text-underline-width="auto" style:text-underline-color="font-color" fo:font-weight="bold" style:font-size-asian="32pt" style:font-weight-asian="bold" style:font-size-complex="32pt" style:font-weight-complex="bold"/>
    </style:style>
    <style:style style:name="P7" style:family="paragraph" style:parent-style-name="Standard">
      <style:paragraph-properties fo:text-align="start" style:justify-single-word="false"/>
      <style:text-properties fo:color="#eeeeee" style:font-name="HelveticaNeueLT Std2" fo:font-size="18pt" fo:font-style="italic" style:text-underline-style="none" fo:font-weight="bold" style:font-size-asian="18pt" style:font-style-asian="italic" style:font-weight-asian="bold" style:font-size-complex="18pt" style:font-style-complex="italic" style:font-weight-complex="bold"/>
    </style:style>
    <style:style style:name="P8" style:family="paragraph" style:parent-style-name="Footer">
      <style:paragraph-properties fo:background-color="transparent">
        <style:background-image/>
      </style:paragraph-properties>
      <style:text-properties fo:color="#b80047"/>
    </style:style>
    <style:style style:name="P9" style:family="paragraph" style:parent-style-name="Table_20_Contents">
      <style:paragraph-properties fo:text-align="center" style:justify-single-word="false"/>
      <style:text-properties fo:font-size="14pt" style:font-size-asian="14pt" style:font-size-complex="14pt"/>
    </style:style>
    <style:style style:name="P10" style:family="paragraph" style:parent-style-name="Table_20_Contents">
      <style:paragraph-properties fo:text-align="center" style:justify-single-word="false"/>
      <style:text-properties style:font-name="HelveticaNeueLT Std2" fo:font-size="14pt" style:font-size-asian="14pt" style:font-size-complex="14pt"/>
    </style:style>
    <style:style style:name="P11" style:family="paragraph" style:parent-style-name="Table_20_Contents">
      <style:paragraph-properties fo:text-align="center" style:justify-single-word="false"/>
      <style:text-properties fo:color="#494440" style:font-name="HelveticaNeueLT Std2" fo:font-size="14pt" fo:font-weight="bold" style:font-size-asian="14pt" style:font-weight-asian="bold" style:font-size-complex="14pt" style:font-weight-complex="bold"/>
    </style:style>
    <style:style style:name="P12" style:family="paragraph" style:parent-style-name="Table_20_Contents">
      <style:paragraph-properties fo:text-align="center" style:justify-single-word="false"/>
      <style:text-properties fo:color="#494440" style:font-name="HelveticaNeueLT Std2" fo:font-size="14pt" style:font-size-asian="14pt" style:font-size-complex="14pt"/>
    </style:style>
    <style:style style:name="P13" style:family="paragraph" style:parent-style-name="Table_20_Contents">
      <style:paragraph-properties fo:text-align="justify" style:justify-single-word="false"/>
    </style:style>
    <style:style style:name="P14" style:family="paragraph" style:parent-style-name="Text_20_body">
      <style:text-properties style:text-underline-style="none"/>
    </style:style>
    <style:style style:name="P15" style:family="paragraph" style:parent-style-name="Text_20_body">
      <style:paragraph-properties fo:text-align="justify" style:justify-single-word="false"/>
      <style:text-properties style:text-underline-style="none" style:text-underline-mode="continuous" style:text-overline-mode="continuous" style:text-line-through-mode="continuous" fo:background-color="transparent"/>
    </style:style>
    <style:style style:name="P16" style:family="paragraph" style:parent-style-name="Text_20_body">
      <style:paragraph-properties fo:text-align="justify" style:justify-single-word="false"/>
      <style:text-properties style:text-underline-style="none"/>
    </style:style>
    <style:style style:name="P17" style:family="paragraph" style:parent-style-name="Text_20_body">
      <style:paragraph-properties fo:text-align="justify" style:justify-single-word="false"/>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Text_20_body">
      <style:text-properties style:text-underline-style="none"/>
    </style:style>
    <style:style style:name="P23" style:family="paragraph" style:parent-style-name="Text_20_body">
      <style:paragraph-properties fo:text-align="justify" style:justify-single-word="false"/>
      <style:text-properties style:text-underline-style="none"/>
    </style:style>
    <style:style style:name="P24" style:family="paragraph" style:parent-style-name="Text_20_body" style:list-style-name="L1">
      <style:paragraph-properties fo:text-align="justify" style:justify-single-word="false"/>
      <style:text-properties style:text-underline-style="none"/>
    </style:style>
    <style:style style:name="P25" style:family="paragraph" style:parent-style-name="Text_20_body" style:list-style-name="L2">
      <style:text-properties style:text-underline-style="none"/>
    </style:style>
    <style:style style:name="P26" style:family="paragraph" style:parent-style-name="Text_20_body">
      <style:paragraph-properties fo:text-align="justify" style:justify-single-word="false"/>
      <style:text-properties style:text-underline-style="none" style:text-underline-mode="continuous" style:text-overline-mode="continuous" style:text-line-through-mode="continuous" fo:background-color="transparent"/>
    </style:style>
    <style:style style:name="P27" style:family="paragraph" style:parent-style-name="Heading_20_1">
      <style:paragraph-properties fo:text-align="justify" style:justify-single-word="false"/>
      <style:text-properties style:text-underline-style="none"/>
    </style:style>
    <style:style style:name="P28" style:family="paragraph" style:parent-style-name="Heading_20_1">
      <style:paragraph-properties fo:break-before="page"/>
      <style:text-properties style:text-underline-style="none"/>
    </style:style>
    <style:style style:name="P29" style:family="paragraph" style:parent-style-name="Heading_20_1">
      <style:paragraph-properties fo:text-align="justify" style:justify-single-word="false" fo:break-before="page"/>
      <style:text-properties style:text-underline-style="none"/>
    </style:style>
    <style:style style:name="P30" style:family="paragraph" style:parent-style-name="Heading_20_2">
      <style:text-properties style:text-underline-style="none"/>
    </style:style>
    <style:style style:name="P31" style:family="paragraph">
      <style:paragraph-properties fo:text-align="center"/>
    </style:style>
    <style:style style:name="T1" style:family="text">
      <style:text-properties fo:color="#ffffff" style:font-name="HelveticaNeueLT Std2" fo:font-weight="bold" style:font-weight-asian="bold" style:font-weight-complex="bold"/>
    </style:style>
    <style:style style:name="T2"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rect text:anchor-type="paragraph" draw:z-index="36" draw:style-name="gr4" draw:text-style-name="P31" svg:width="21.139cm" svg:height="29.922cm" svg:x="-3.422cm" svg:y="-2.986cm"><text:p/></draw:rect>CathyMini</text:p>
      <text:p text:style-name="P7">Projet d'intégration ECOM</text:p>
      <text:p text:style-name="P5"/>
      <text:p text:style-name="P6"/>
      <text:p text:style-name="P6"/>
      <text:p text:style-name="P6"/>
      <text:p text:style-name="P6"/>
      <text:p text:style-name="P3">Dossier d'évaluation IHM</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able:table table:name="Tableau1" table:style-name="Tableau1">
        <table:table-column table:style-name="Tableau1.A"/>
        <table:table-column table:style-name="Tableau1.B"/>
        <table:table-column table:style-name="Tableau1.C"/>
        <table:table-row>
          <table:table-cell table:style-name="Tableau1.A1" office:value-type="string">
            <text:p text:style-name="P11">Auteur</text:p>
          </table:table-cell>
          <table:table-cell table:style-name="Tableau1.A1" office:value-type="string">
            <text:p text:style-name="P11">Date</text:p>
          </table:table-cell>
          <table:table-cell table:style-name="Tableau1.C1" office:value-type="string">
            <text:p text:style-name="P11">Description</text:p>
          </table:table-cell>
        </table:table-row>
        <table:table-row>
          <table:table-cell table:style-name="Tableau1.A2" office:value-type="string">
            <text:p text:style-name="P12">Florent Huguet</text:p>
          </table:table-cell>
          <table:table-cell table:style-name="Tableau1.A2" office:value-type="string">
            <text:p text:style-name="P12">18/12/13</text:p>
          </table:table-cell>
          <table:table-cell table:style-name="Tableau1.C2" office:value-type="string">
            <text:p text:style-name="P12">Version Initiale</text:p>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9"/>
          </table:table-cell>
          <table:table-cell table:style-name="Tableau1.A2" office:value-type="string">
            <text:p text:style-name="P9"/>
          </table:table-cell>
          <table:table-cell table:style-name="Tableau1.C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C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C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C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C2" office:value-type="string">
            <text:p text:style-name="P9"/>
          </table:table-cell>
        </table:table-row>
      </table:table>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8">Table des matières</text:p>
          </text:index-title>
          <text:p text:style-name="P19"><text:s/>1 Introduction<text:tab/>3</text:p>
          <text:p text:style-name="P19"><text:s/>2 Évaluation experte<text:tab/>4</text:p>
          <text:p text:style-name="P19"><text:s/>3 Évaluation utilisateur <text:tab/>5</text:p>
          <text:p text:style-name="P20"><text:s/>3.1 Les objectifs évalués<text:tab/>5</text:p>
          <text:p text:style-name="P20"><text:s/>3.2 Les participants<text:tab/>5</text:p>
          <text:p text:style-name="P20"><text:s/>3.3 Les protocoles mis en place<text:tab/>5</text:p>
          <text:p text:style-name="P21"><text:s/>3.3.1 Protocole avec guidage du participant <text:tab/>5</text:p>
          <text:p text:style-name="P21"><text:s/>3.3.2 Protocole avec libre activité du participant<text:tab/>6</text:p>
          <text:p text:style-name="P20"><text:s/>3.4 Les données récoltées<text:tab/>6</text:p>
          <text:p text:style-name="P20"><text:s/>3.5 Les résultats<text:tab/>6</text:p>
          <text:p text:style-name="P20"><text:s/>3.6 Les évolutions proposées<text:tab/>6</text:p>
        </text:index-body>
      </text:table-of-content>
      <text:h text:style-name="P27" text:outline-level="1" text:is-list-header="true"/>
      <text:h text:style-name="P27" text:outline-level="1" text:is-list-header="true"/>
      <text:h text:style-name="P27" text:outline-level="1">Introduction</text:h>
      <text:p text:style-name="P16"><text:tab/>Après avoir réalisé notre site avec une interface utilisateur et administrateur fonctionnelle, nous avons pu réaliser des évaluations avec un panel de participants illustré dans la sous partie 2 de la partie évaluation utilisateur. Grâce à ces participants nous pourrons donc réaliser une évaluation de notre interface.</text:p>
      <text:h text:style-name="P29" text:outline-level="1">Évaluation experte</text:h>
      <text:p text:style-name="P16"><text:tab/>Pour l'évaluation experte, étant donné que nous n'avons pas tous développé les mêmes fonctionnalités, nous avons pu évalué d'un point de vue expert celles que nous n'avons jamais vu. Nous avons également demandé à plusieurs personnes d'évaluer différentes options lorsque qu'il y a plusieurs moyens pour réaliser une tâche. Lors de cette évaluation expert, nous avons découvert plusieurs problèmes au niveau de l'interface.</text:p>
      <text:p text:style-name="P16"><text:tab/>Les problèmes rencontrés sont principalement liés à l'affichage en temps réel des informations. Ayant réalisé cette évaluation bien avant la finalisation du projet, nous avons pu résoudre la plupart de ces problèmes. Certains restent encore présent faute de temps pour les réglés : </text:p>
      <text:list xml:id="list501518404" text:style-name="L1">
        <text:list-item>
          <text:p text:style-name="P24">le responsive du caddie n'est pas encore géré</text:p>
        </text:list-item>
      </text:list>
      <text:p text:style-name="P16"/>
      <text:p text:style-name="P16"><text:tab/>Pour cette évaluation nous nous sommes basées sur le « Top 10 Mistakes in Web Design » écris par Jakob Nielsen.</text:p>
      <text:p text:style-name="P16"><text:tab/>Notre recherche simple n'est pas intelligente, ce qui peut être embêtant pour les utilisateurs, nous devons saisir le nom sans faute du produit que nous voulons rechercher. Nous avons mis en place un système de cherche avancée facile à prendre en main ce qui permet aux utilisateurs de ne pas être déboussolé avec leur recherche. Il serait intéressant de réaliser une recherche intelligente dans le futur.</text:p>
      <text:p text:style-name="P16"><text:tab/>Nous ne sommes pas concerné par la présence de fichiers PDF dans notre site car nous ne le gérons pas.</text:p>
      <text:p text:style-name="P16"><text:tab/>Les liens déjà visités ne changent pas de couleur. Nous n'avons pas beaucoup de pages et la recherche de produits se fait dynamiquement donc ne change pas de page. Nous avons considéré que nous n'avions pas besoin de cela car l'utilisateur visite très peu de lien et le fait régulièrement donc il n'a pas la nécessité de savoir s'il a déjà visité un lien.</text:p>
      <text:p text:style-name="P16"><text:tab/>Nous avons opté pour une interface épuré pour notre site, il y a très peu de paragraphe. Seul les articles dans la page d'accueil sont un peu agressif pour l’œil de l'utilisateur mais étant des articles, le texte a une place importante.</text:p>
      <text:p text:style-name="P16"><text:tab/>Nous n'avons pas géré le fait que l'utilisateur puisse changer la taille de la police. Notre site étant « responsive », l'utilisateur peut donc zoomer sur les différentes pages du site avec le « zoom » présent dans les navigateurs. Seul le panier n'est pas responsive.</text:p>
      <text:p text:style-name="P16"><text:tab/>Les titres de nos différentes pages sont clair pour l'utilisateur, nous avons mis en place un système de marqueur triangulaire pour permettre à l'utilisateur de se repérer.</text:p>
      <text:p text:style-name="P17"><text:span text:style-name="T2"><text:tab/>Nous n'avons pas de pop-up intempestives car nous avons décider de </text:span><text:soft-page-break/><text:span text:style-name="T2">réaliser le feed-back grâce à des notifications. Nous avons néanmoins un carrousel avec une animation. Celui-ci permet aux utilisateurs novices d'avoir les informations principales concernant notre site et plus particulièrement le principe d’abonnement.</text:span></text:p>
      <text:p text:style-name="P16"><text:tab/>Pour la réalisation des fonctionnalités de bases que l'on peut retrouver dans la plupart des sites de ventes en ligne, comme la création de compte ou la connexion/déconnexion suivent le template que l'on retrouve de partout. Nous avons un élément particulier qui est la possibilités d'avoir un ou plusieurs abonnements mais nous guidons l'utilisateur grâce à notre page d'accueil et son carrousel.</text:p>
      <text:p text:style-name="P16"><text:tab/>Nous proposons aux utilisateur de répondre à leur différentes questions grâce à la foire aux questions. Nous n'avons pas encore réalisé cette fonctionnalité car nous considérions que ce n'était pas une fonctionnalité principale mais si un jour notre site site est voué à être mis en service cette fonctionnalité devra être réalisée.</text:p>
      <text:p text:style-name="P16"/>
      <text:h text:style-name="P28" text:outline-level="1">Évaluation utilisateur </text:h>
      <text:h text:style-name="P30" text:outline-level="2">Les objectifs évalués</text:h>
      <text:p text:style-name="P14"><text:tab/>Nous avons décidé d'évaluer principalement le repérage de l'utilisateur dans notre site. Nous évaluerons également les moyens que prend l'utilisateur pour réaliser une tâche lorsque qu'il y a plusieurs moyens pour le faire ; par exemple d'ajouter un produit au caddie. Il y a deux façon de le faire, soit en l'ajoutant directement à partir de la galerie de produits, soit en visualisant le détail d'un produit donné, de même pour la création d'un abonnement.</text:p>
      <text:p text:style-name="P14"><text:tab/>Nous évaluerons également si l'utilisateur arrive a finaliser un achat du début à la fin. Nous chiffrerons le nombre de clique nécessaire pour les actions réalisées.</text:p>
      <text:p text:style-name="P14"><text:tab/>Pour les objectifs fixés dans le cahier des charges concernant l'incitation à la réutilisation et l'incitation aux partages communautaires ne peuvent pas être vérifié au niveau des critères de succès car notre site n'est pas en ligne. Néanmoins nous avons dans le carrousel de la page d'accueil des images liés à l'incitation à créer des abonnements et à partager le site sur Facebook. Un lien pour le partage sur les sites communautaire est également présent dans le footer du site.</text:p>
      <text:h text:style-name="P30" text:outline-level="2">Les participants</text:h>
      <text:p text:style-name="P14"><text:tab/>Nous avons choisi un panel varié de participants pour tester notre site de vente. Nous n'avons pas eu le temps de proposer cette évaluation à beaucoup de personnes mais cela représente la majorité des clients potentiels qui consulterons notre site. Nous n'avons pas seulement choisi des participants correspondant à notre panel de client cibles, mais nous leurs avions confié des <text:s/>protocoles guidé donc le type de produit vendu n'est pas très important pour l'utilisabilité des résultats. </text:p>
      <text:p text:style-name="P14"><text:tab/>Les différentes personnes visées : </text:p>
      <text:list xml:id="list50772690" text:style-name="L2">
        <text:list-item>
          <text:p text:style-name="P25">des personnes achetant régulièrement sur internet</text:p>
        </text:list-item>
        <text:list-item>
          <text:p text:style-name="P25">des personnes achetant occasionnellement sur internet</text:p>
        </text:list-item>
        <text:list-item>
          <text:p text:style-name="P25">des personnes n'achetant jamais sur internet</text:p>
        </text:list-item>
      </text:list>
      <text:p text:style-name="P14"/>
      <text:h text:style-name="P30" text:outline-level="2">Les protocoles mis en place</text:h>
      <text:p text:style-name="P14"><text:tab/>Nous avons mis en place deux protocoles. Le premier consiste à donner un scénario à réaliser au participant. Le second consiste à donner une règle général à l'utilisateur. Ces deux scénarios n'ont pas de temps donnés pour être réalisés. Nous leur avons présenté une version fonctionnelle du site, ce n'est pas la version finale étant donné que nous avons apporté des modifications sur à l'analyse des résultats obtenus.</text:p>
      <text:h text:style-name="Heading_20_3" text:outline-level="3"><text:soft-page-break/>Protocole avec guidage du participant </text:h>
      <text:p text:style-name="Text_20_body"><text:tab/>Dans ce protocole, nous posons des questions aux participants et nous étudions leurs actions et nous leur demandons de nous faire part de leur remarques.</text:p>
      <text:p text:style-name="P15"><text:tab/>1 - Trouvez l'adresse mail pour contacter le support </text:p>
      <text:p text:style-name="P15"><text:tab/>2 - Prenez connaissance des CGU</text:p>
      <text:p text:style-name="P15"><text:tab/>3 – Accédez au catalogue des produits</text:p>
      <text:p text:style-name="P15"><text:tab/>4 – Ajoutez à votre caddie le tampon NETT PROCOMFORT de la marque NETT avec un flux super+</text:p>
      <text:p text:style-name="P15"><text:tab/>5 – Ajoutez à un abonnement la serviette MAXI PROTECT de la marque VANIA avec un flux super</text:p>
      <text:p text:style-name="P15"><text:tab/>6 – Créez un compte (renseignez une vrai adresse mail)</text:p>
      <text:p text:style-name="P15"><text:tab/>7 – Modifiez votre nom. Par quel(s) moyen(s) avez vous constaté le changement ?</text:p>
      <text:p text:style-name="P15"><text:tab/>8 – Déconnectez vous</text:p>
      <text:p text:style-name="P15"><text:tab/>9 – Reconnectez vous (vous avez peu être oublié votre mot de passe)</text:p>
      <text:p text:style-name="P15"><text:tab/>10 – Crée un deuxième abonnement avec le produit de votre choix dedans</text:p>
      <text:p text:style-name="P15"><text:tab/>11 – Modifiez la quantité du produit que vous venez d'ajouter à votre abonnement</text:p>
      <text:p text:style-name="P15"><text:tab/>12 – Finalisez votre achat en achetant ce qu'il y a dans votre panier</text:p>
      <text:p text:style-name="P15"><text:tab/>13 – Consultez l'historique de vos achats</text:p>
      <text:p text:style-name="P15"><text:tab/>14 – Consultez le détail de cet achat</text:p>
      <text:h text:style-name="Heading_20_3" text:outline-level="3">Protocole avec libre activité du participant</text:h>
      <text:p text:style-name="Text_20_body"><text:tab/></text:p>
      <text:p text:style-name="P15"><text:tab/>Dans ce protocole, nous présentons le site aux participants en leur donnant pour simple consigne de réaliser un achat sur notre site. Nous en profitons pour récolter leur avis et les choses qu'ils ne trouvent pas ou qu'ils mettent un certains temps à les trouver.</text:p>
      <text:p text:style-name="P16"/>
      <text:h text:style-name="P30" text:outline-level="2">Les données récoltées</text:h>
      <text:p text:style-name="P14"><text:tab/>Nous pouvons considérer dans cette partie les réponses récoltées suite au questionnaire que nus avons diffusé au début du projet. L'analyse de ces résultats est présente dans le cahier des charges.</text:p>
      <text:p text:style-name="P14"><text:tab/>Le type de données récoltés grâce au différents protocoles mis en place sont en quelque sorte un résultat de questionnaire.<text:tab/></text:p>
      <text:p text:style-name="P14"><text:soft-page-break/><text:tab/>Lors du protocole avec scénario, 8participants ont participé. Nous avons les données suivantes : </text:p>
      <text:p text:style-name="P14"><text:tab/>Dans la première colonne nous pouvons voir le numéro de l'étape correspondant aux étapes présente dans la partie 3.3.1. Chacune des autre colonne représente l'analyse des résultats obtenu des participants en renseignant son type.</text:p>
      <text:p text:style-name="P14"/>
      <text:p text:style-name="P14"/>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13">Étape</text:p>
          </table:table-cell>
          <table:table-cell table:style-name="Tableau2.A1" office:value-type="string">
            <text:p text:style-name="P13"/>
          </table:table-cell>
          <table:table-cell table:style-name="Tableau2.A1" office:value-type="string">
            <text:p text:style-name="P13">Novice</text:p>
          </table:table-cell>
          <table:table-cell table:style-name="Tableau2.A1" office:value-type="string">
            <text:p text:style-name="P13">Occasionnel</text:p>
          </table:table-cell>
          <table:table-cell table:style-name="Tableau2.E1" office:value-type="string">
            <text:p text:style-name="P13">Expérimenté</text:p>
          </table:table-cell>
        </table:table-row>
        <table:table-row>
          <table:table-cell table:style-name="Tableau2.A2" table:number-rows-spanned="2" office:value-type="string">
            <text:p text:style-name="P13">1</text:p>
          </table:table-cell>
          <table:table-cell table:style-name="Tableau2.A2" office:value-type="string">
            <text:p text:style-name="P13">Temps</text:p>
          </table:table-cell>
          <table:table-cell table:style-name="Tableau2.A2" office:value-type="string">
            <text:p text:style-name="P13">Fastidieux</text:p>
          </table:table-cell>
          <table:table-cell table:style-name="Tableau2.A2" office:value-type="string">
            <text:p text:style-name="P13">Rapide</text:p>
          </table:table-cell>
          <table:table-cell table:style-name="Tableau2.E2" office:value-type="string">
            <text:p text:style-name="P13">Intuitif</text:p>
          </table:table-cell>
        </table:table-row>
        <table:table-row>
          <table:covered-table-cell/>
          <table:table-cell table:style-name="Tableau2.A2" office:value-type="string">
            <text:p text:style-name="P13">Chemin</text:p>
          </table:table-cell>
          <table:table-cell table:style-name="Tableau2.A2" office:value-type="string">
            <text:p text:style-name="P13">Nous contacter</text:p>
          </table:table-cell>
          <table:table-cell table:style-name="Tableau2.A2" office:value-type="string">
            <text:p text:style-name="P13">Nous contacter</text:p>
          </table:table-cell>
          <table:table-cell table:style-name="Tableau2.E2" office:value-type="string">
            <text:p text:style-name="P13">Footer</text:p>
          </table:table-cell>
        </table:table-row>
        <table:table-row>
          <table:table-cell table:style-name="Tableau2.A2" table:number-rows-spanned="2" office:value-type="string">
            <text:p text:style-name="P13">2</text:p>
          </table:table-cell>
          <table:table-cell table:style-name="Tableau2.A2" office:value-type="string">
            <text:p text:style-name="P13">Temps</text:p>
          </table:table-cell>
          <table:table-cell table:style-name="Tableau2.A2" office:value-type="string">
            <text:p text:style-name="P13">Non trouvé</text:p>
          </table:table-cell>
          <table:table-cell table:style-name="Tableau2.A2" office:value-type="string">
            <text:p text:style-name="P13">Rapide</text:p>
          </table:table-cell>
          <table:table-cell table:style-name="Tableau2.E2" office:value-type="string">
            <text:p text:style-name="P13">Intuitif</text:p>
          </table:table-cell>
        </table:table-row>
        <table:table-row>
          <table:covered-table-cell/>
          <table:table-cell table:style-name="Tableau2.A2" office:value-type="string">
            <text:p text:style-name="P13">Chemin</text:p>
          </table:table-cell>
          <table:table-cell table:style-name="Tableau2.A2" office:value-type="string">
            <text:p text:style-name="P13"/>
          </table:table-cell>
          <table:table-cell table:style-name="Tableau2.A2" office:value-type="string">
            <text:p text:style-name="P13">Footer</text:p>
          </table:table-cell>
          <table:table-cell table:style-name="Tableau2.E2" office:value-type="string">
            <text:p text:style-name="P13">Footer/inscription</text:p>
          </table:table-cell>
        </table:table-row>
        <table:table-row>
          <table:table-cell table:style-name="Tableau2.A2" office:value-type="string">
            <text:p text:style-name="P13">3</text:p>
          </table:table-cell>
          <table:table-cell table:style-name="Tableau2.A2" office:value-type="string">
            <text:p text:style-name="P13">Temps</text:p>
          </table:table-cell>
          <table:table-cell table:style-name="Tableau2.A2" office:value-type="string">
            <text:p text:style-name="P13">Rapide</text:p>
          </table:table-cell>
          <table:table-cell table:style-name="Tableau2.A2" office:value-type="string">
            <text:p text:style-name="P13">Intuitif</text:p>
          </table:table-cell>
          <table:table-cell table:style-name="Tableau2.E2" office:value-type="string">
            <text:p text:style-name="P13">Intuitif</text:p>
          </table:table-cell>
        </table:table-row>
        <table:table-row>
          <table:table-cell table:style-name="Tableau2.A2" office:value-type="string">
            <text:p text:style-name="P13">4</text:p>
          </table:table-cell>
          <table:table-cell table:style-name="Tableau2.A2" office:value-type="string">
            <text:p text:style-name="P13">détail</text:p>
          </table:table-cell>
          <table:table-cell table:style-name="Tableau2.A2" office:value-type="string">
            <text:p text:style-name="P13">Long</text:p>
            <text:p text:style-name="P13">aucune maîtrise du panneau de recherche </text:p>
          </table:table-cell>
          <table:table-cell table:style-name="Tableau2.A2" office:value-type="string">
            <text:p text:style-name="P13">Rapide</text:p>
            <text:p text:style-name="P13">recherche sur le nom, quelques problèmes avec le panneau de recherche</text:p>
          </table:table-cell>
          <table:table-cell table:style-name="Tableau2.E2" office:value-type="string">
            <text:p text:style-name="P13">Intuitif</text:p>
            <text:p text:style-name="P13">recherche avancée avec marque, flux et type</text:p>
          </table:table-cell>
        </table:table-row>
        <table:table-row>
          <table:table-cell table:style-name="Tableau2.A2" office:value-type="string">
            <text:p text:style-name="P13">5</text:p>
          </table:table-cell>
          <table:table-cell table:style-name="Tableau2.A2" office:value-type="string">
            <text:p text:style-name="P13">détail</text:p>
          </table:table-cell>
          <table:table-cell table:style-name="Tableau2.A2" office:value-type="string">
            <text:p text:style-name="P13">Long</text:p>
            <text:p text:style-name="P13">aucune maîtrise du panneau de recherche </text:p>
            <text:p text:style-name="P13">problème avec la création d'un abonnement</text:p>
          </table:table-cell>
          <table:table-cell table:style-name="Tableau2.A2" office:value-type="string">
            <text:p text:style-name="P13">Rapide</text:p>
            <text:p text:style-name="P13">recherche efficace</text:p>
            <text:p text:style-name="P13">ajout facile à l'abonnement</text:p>
          </table:table-cell>
          <table:table-cell table:style-name="Tableau2.E2" office:value-type="string">
            <text:p text:style-name="P13">Rapide</text:p>
            <text:p text:style-name="P13">recherche efficace</text:p>
            <text:p text:style-name="P13">ajout facile à l'abonnement</text:p>
          </table:table-cell>
        </table:table-row>
        <table:table-row>
          <table:table-cell table:style-name="Tableau2.A2" office:value-type="string">
            <text:p text:style-name="P13">6</text:p>
          </table:table-cell>
          <table:table-cell table:style-name="Tableau2.A2" office:value-type="string">
            <text:p text:style-name="P13">temps</text:p>
          </table:table-cell>
          <table:table-cell table:style-name="Tableau2.A2" office:value-type="string">
            <text:p text:style-name="P13">Intuitif</text:p>
          </table:table-cell>
          <table:table-cell table:style-name="Tableau2.A2" office:value-type="string">
            <text:p text:style-name="P13">Intuitif</text:p>
          </table:table-cell>
          <table:table-cell table:style-name="Tableau2.E2" office:value-type="string">
            <text:p text:style-name="P13">Intuitif</text:p>
          </table:table-cell>
        </table:table-row>
        <table:table-row>
          <table:table-cell table:style-name="Tableau2.A2" office:value-type="string">
            <text:p text:style-name="P13">7</text:p>
          </table:table-cell>
          <table:table-cell table:style-name="Tableau2.A2" office:value-type="string">
            <text:p text:style-name="P13">temps</text:p>
          </table:table-cell>
          <table:table-cell table:style-name="Tableau2.A2" office:value-type="string">
            <text:p text:style-name="P13">Rapide</text:p>
            <text:p text:style-name="P13">un peu de temps pour se déplacer dans « mon Compte »</text:p>
          </table:table-cell>
          <table:table-cell table:style-name="Tableau2.A2" office:value-type="string">
            <text:p text:style-name="P13">Intuitif</text:p>
          </table:table-cell>
          <table:table-cell table:style-name="Tableau2.E2" office:value-type="string">
            <text:p text:style-name="P13">Intuitif</text:p>
          </table:table-cell>
        </table:table-row>
        <table:table-row>
          <table:table-cell table:style-name="Tableau2.A2" office:value-type="string">
            <text:p text:style-name="P13">8</text:p>
          </table:table-cell>
          <table:table-cell table:style-name="Tableau2.A2" office:value-type="string">
            <text:p text:style-name="P13">temps</text:p>
          </table:table-cell>
          <table:table-cell table:style-name="Tableau2.A2" office:value-type="string">
            <text:p text:style-name="P13">Intuitif</text:p>
          </table:table-cell>
          <table:table-cell table:style-name="Tableau2.A2" office:value-type="string">
            <text:p text:style-name="P13">Intuitif</text:p>
          </table:table-cell>
          <table:table-cell table:style-name="Tableau2.E2" office:value-type="string">
            <text:p text:style-name="P13">Intuitif</text:p>
          </table:table-cell>
        </table:table-row>
        <table:table-row>
          <table:table-cell table:style-name="Tableau2.A2" office:value-type="string">
            <text:p text:style-name="P13">9</text:p>
          </table:table-cell>
          <table:table-cell table:style-name="Tableau2.A2" office:value-type="string">
            <text:p text:style-name="P13">temps</text:p>
          </table:table-cell>
          <table:table-cell table:style-name="Tableau2.A2" office:value-type="string">
            <text:p text:style-name="P13">Intuitif</text:p>
          </table:table-cell>
          <table:table-cell table:style-name="Tableau2.A2" office:value-type="string">
            <text:p text:style-name="P13">Intuitif</text:p>
          </table:table-cell>
          <table:table-cell table:style-name="Tableau2.E2" office:value-type="string">
            <text:p text:style-name="P13">Intuitif</text:p>
          </table:table-cell>
        </table:table-row>
        <table:table-row>
          <table:table-cell table:style-name="Tableau2.A2" table:number-rows-spanned="2" office:value-type="string">
            <text:p text:style-name="P13">10</text:p>
          </table:table-cell>
          <table:table-cell table:style-name="Tableau2.A2" office:value-type="string">
            <text:p text:style-name="P13">temps</text:p>
          </table:table-cell>
          <table:table-cell table:style-name="Tableau2.A2" office:value-type="string">
            <text:p text:style-name="P13">Long</text:p>
          </table:table-cell>
          <table:table-cell table:style-name="Tableau2.A2" office:value-type="string">
            <text:p text:style-name="P13">Rapide</text:p>
          </table:table-cell>
          <table:table-cell table:style-name="Tableau2.E2" office:value-type="string">
            <text:p text:style-name="P13">Intuitif</text:p>
          </table:table-cell>
        </table:table-row>
        <table:table-row>
          <table:covered-table-cell/>
          <table:table-cell table:style-name="Tableau2.A2" office:value-type="string">
            <text:p text:style-name="P13">chemin</text:p>
          </table:table-cell>
          <table:table-cell table:style-name="Tableau2.A2" office:value-type="string">
            <text:p text:style-name="P13">Lors de l'ajout d'un produit</text:p>
          </table:table-cell>
          <table:table-cell table:style-name="Tableau2.A2" office:value-type="string">
            <text:p text:style-name="P13">Lors de l'ajout d'un produit</text:p>
          </table:table-cell>
          <table:table-cell table:style-name="Tableau2.E2" office:value-type="string">
            <text:p text:style-name="P13">Lors de l'ajout d'un produit / dans le « panier abonnement »</text:p>
          </table:table-cell>
        </table:table-row>
        <text:soft-page-break/>
        <table:table-row>
          <table:table-cell table:style-name="Tableau2.A2" table:number-rows-spanned="2" office:value-type="string">
            <text:p text:style-name="P13">11</text:p>
          </table:table-cell>
          <table:table-cell table:style-name="Tableau2.A2" office:value-type="string">
            <text:p text:style-name="P13">temps</text:p>
          </table:table-cell>
          <table:table-cell table:style-name="Tableau2.A2" office:value-type="string">
            <text:p text:style-name="P13">Rapide</text:p>
          </table:table-cell>
          <table:table-cell table:style-name="Tableau2.A2" office:value-type="string">
            <text:p text:style-name="P13">Intuitif</text:p>
          </table:table-cell>
          <table:table-cell table:style-name="Tableau2.E2" office:value-type="string">
            <text:p text:style-name="P13">Intuitif</text:p>
          </table:table-cell>
        </table:table-row>
        <table:table-row>
          <table:covered-table-cell/>
          <table:table-cell table:style-name="Tableau2.A2" office:value-type="string">
            <text:p text:style-name="P13">chemin</text:p>
          </table:table-cell>
          <table:table-cell table:style-name="Tableau2.A2" office:value-type="string">
            <text:p text:style-name="P13">Flèche d'ajout</text:p>
          </table:table-cell>
          <table:table-cell table:style-name="Tableau2.A2" office:value-type="string">
            <text:p text:style-name="P13">Flèche d'ajout/saisie</text:p>
          </table:table-cell>
          <table:table-cell table:style-name="Tableau2.E2" office:value-type="string">
            <text:p text:style-name="P13">Flèche d'ajout/saisie</text:p>
          </table:table-cell>
        </table:table-row>
        <table:table-row>
          <table:table-cell table:style-name="Tableau2.A2" office:value-type="string">
            <text:p text:style-name="P13">12</text:p>
          </table:table-cell>
          <table:table-cell table:style-name="Tableau2.A2" office:value-type="string">
            <text:p text:style-name="P13">temps</text:p>
          </table:table-cell>
          <table:table-cell table:style-name="Tableau2.A2" office:value-type="string">
            <text:p text:style-name="P13">Rapide</text:p>
            <text:p text:style-name="P13">quelques problèmes pour la page de choix d'adresse</text:p>
          </table:table-cell>
          <table:table-cell table:style-name="Tableau2.A2" office:value-type="string">
            <text:p text:style-name="P13">Rapide</text:p>
          </table:table-cell>
          <table:table-cell table:style-name="Tableau2.E2" office:value-type="string">
            <text:p text:style-name="P13">Intuitif</text:p>
          </table:table-cell>
        </table:table-row>
        <table:table-row>
          <table:table-cell table:style-name="Tableau2.A2" table:number-rows-spanned="2" office:value-type="string">
            <text:p text:style-name="P13">13</text:p>
          </table:table-cell>
          <table:table-cell table:style-name="Tableau2.A2" office:value-type="string">
            <text:p text:style-name="P13">temps</text:p>
          </table:table-cell>
          <table:table-cell table:style-name="Tableau2.A2" office:value-type="string">
            <text:p text:style-name="P13">Rapide</text:p>
          </table:table-cell>
          <table:table-cell table:style-name="Tableau2.A2" office:value-type="string">
            <text:p text:style-name="P13">Intuitif</text:p>
          </table:table-cell>
          <table:table-cell table:style-name="Tableau2.E2" office:value-type="string">
            <text:p text:style-name="P13">Intuitif</text:p>
          </table:table-cell>
        </table:table-row>
        <table:table-row>
          <table:covered-table-cell/>
          <table:table-cell table:style-name="Tableau2.A2" office:value-type="string">
            <text:p text:style-name="P13">chemin</text:p>
          </table:table-cell>
          <table:table-cell table:style-name="Tableau2.A2" office:value-type="string">
            <text:p text:style-name="P13">Passage dans « mon Compte » puis recherche à l'intérieur</text:p>
          </table:table-cell>
          <table:table-cell table:style-name="Tableau2.A2" office:value-type="string">
            <text:p text:style-name="P13">Passage dans « mon Compte » et directement dans mes achats</text:p>
          </table:table-cell>
          <table:table-cell table:style-name="Tableau2.E2" office:value-type="string">
            <text:p text:style-name="P13">Passage dans « mon Compte » et directement dans mes achats</text:p>
          </table:table-cell>
        </table:table-row>
        <table:table-row>
          <table:table-cell table:style-name="Tableau2.A2" office:value-type="string">
            <text:p text:style-name="P13">14</text:p>
          </table:table-cell>
          <table:table-cell table:style-name="Tableau2.A2" office:value-type="string">
            <text:p text:style-name="P13">temps</text:p>
          </table:table-cell>
          <table:table-cell table:style-name="Tableau2.A2" office:value-type="string">
            <text:p text:style-name="P13">Long</text:p>
          </table:table-cell>
          <table:table-cell table:style-name="Tableau2.A2" office:value-type="string">
            <text:p text:style-name="P13">Intuitif</text:p>
          </table:table-cell>
          <table:table-cell table:style-name="Tableau2.E2" office:value-type="string">
            <text:p text:style-name="P13">Intuitif </text:p>
          </table:table-cell>
        </table:table-row>
      </table:table>
      <text:p text:style-name="P14"/>
      <text:p text:style-name="P14"><text:tab/>Lors du protocole où nous laissons le participant naviguer comme il le souhaite dans le site, 75 % des personnes (ayant ou non l'habitude du commerce en ligne) arrive à se repérer et à réaliser une commande. Nous avons réalisé ce scénario sur 8 personnes qui ne sont pas les mêmes que celles du scénario précédent.</text:p>
      <text:h text:style-name="P30" text:outline-level="2">Les résultats</text:h>
      <text:p text:style-name="P14"><text:tab/>Pour résumer les données obtenues, notre site semble facile à prendre en mains pour les participants. Nos protocoles de tests ne sont pas assez importants pour avoir des résultats vraiment représentatif, mais nous considérons que nos objectifs évalués sont corrects.</text:p>
      <text:h text:style-name="P30" text:outline-level="2">Les évolutions proposées</text:h>
      <text:p text:style-name="P14"><text:tab/>Pour améliorer notre site nous pourrions dans un premier temps mettre en place une recherche intelligente. Dans un second temps, nous pourrions mettre en place la possibilité de finaliser un abonnement car pour l'instant cela n'est pas possible. Nous pourrions également mettre en place un système de promotion sur les produi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OpenSymbol1" svg:font-family="OpenSymbol" style:font-family-generic="system"/>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494440" style:font-name="HelveticaNeueLT Std"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fo:color="#494440" style:font-name="HelveticaNeueLT Std"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text-properties fo:color="#494440" style:font-name="HelveticaNeueLT Std" style:font-size-asian="10.5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1.101cm"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1"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94440" style:font-name="HelveticaNeueLT St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fo:margin-top="0.101cm" fo:margin-bottom="0.21cm" style:page-number="auto" fo:background-color="transparent" fo:padding="0cm" fo:border="none" style:shadow="none">
        <style:background-image/>
      </style:paragraph-properties>
      <style:text-properties fo:color="#7f8c8c" style:font-name="HelveticaNeueLT Std"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fo:color="#494440" style:font-name="HelveticaNeueLT St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100%" fo:margin-left="0.083cm" fo:margin-right="0cm" fo:margin-top="0cm" fo:margin-bottom="0cm"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Drawing" style:family="paragraph" style:parent-style-name="Caption"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athy" style:family="paragraph" style:parent-style-name="Heading_20_1" style:default-outline-level="" style:list-style-name="" style:class="text">
      <style:paragraph-properties fo:text-align="justify" style:justify-single-word="false"/>
      <style:text-properties style:text-underline-style="none"/>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2LVL1" style:display-name="WW_CharLFO2LVL1" style:family="text">
      <style:text-properties style:font-name="OpenSymbol1" style:font-name-asian="OpenSymbol1" style:font-name-complex="OpenSymbol1"/>
    </style:style>
    <style:style style:name="WW_5f_CharLFO2LVL2" style:display-name="WW_CharLFO2LVL2" style:family="text">
      <style:text-properties style:font-name="OpenSymbol1" style:font-name-asian="OpenSymbol1" style:font-name-complex="OpenSymbol1"/>
    </style:style>
    <style:style style:name="WW_5f_CharLFO2LVL3" style:display-name="WW_CharLFO2LVL3" style:family="text">
      <style:text-properties style:font-name="OpenSymbol1" style:font-name-asian="OpenSymbol1" style:font-name-complex="OpenSymbol1"/>
    </style:style>
    <style:style style:name="WW_5f_CharLFO2LVL4" style:display-name="WW_CharLFO2LVL4" style:family="text">
      <style:text-properties style:font-name="OpenSymbol1" style:font-name-asian="OpenSymbol1" style:font-name-complex="OpenSymbol1"/>
    </style:style>
    <style:style style:name="WW_5f_CharLFO2LVL5" style:display-name="WW_CharLFO2LVL5" style:family="text">
      <style:text-properties style:font-name="OpenSymbol1" style:font-name-asian="OpenSymbol1" style:font-name-complex="OpenSymbol1"/>
    </style:style>
    <style:style style:name="WW_5f_CharLFO2LVL6" style:display-name="WW_CharLFO2LVL6" style:family="text">
      <style:text-properties style:font-name="OpenSymbol1" style:font-name-asian="OpenSymbol1" style:font-name-complex="OpenSymbol1"/>
    </style:style>
    <style:style style:name="WW_5f_CharLFO2LVL7" style:display-name="WW_CharLFO2LVL7" style:family="text">
      <style:text-properties style:font-name="OpenSymbol1" style:font-name-asian="OpenSymbol1" style:font-name-complex="OpenSymbol1"/>
    </style:style>
    <style:style style:name="WW_5f_CharLFO2LVL8" style:display-name="WW_CharLFO2LVL8" style:family="text">
      <style:text-properties style:font-name="OpenSymbol1" style:font-name-asian="OpenSymbol1" style:font-name-complex="OpenSymbol1"/>
    </style:style>
    <style:style style:name="WW_5f_CharLFO2LVL9" style:display-name="WW_CharLFO2LVL9"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b80047"/>
    </style:style>
    <style:style style:name="MP2" style:family="paragraph">
      <style:paragraph-properties fo:text-align="center"/>
    </style:style>
    <style:style style:name="MP3"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2"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8" text:anchor-type="paragraph" svg:x="13.744cm" svg:y="-2cm" svg:width="3.821cm" svg:height="1.222cm" draw:z-index="35"><draw:image xlink:href="Pictures/100002010000015E0000007069657746.png" xlink:type="simple" xlink:show="embed" xlink:actuate="onLoad"/></draw:frame><draw:rect text:anchor-type="paragraph" draw:z-index="8" draw:style-name="Mgr1" draw:text-style-name="MP2" svg:width="0.251cm" svg:height="29.699cm" svg:x="-2.002cm" svg:y="-2.002cm"><text:p/></draw:rect><draw:rect text:anchor-type="paragraph" draw:z-index="17" draw:style-name="Mgr2" draw:text-style-name="MP2" svg:width="3.315cm" svg:height="1.087cm" svg:x="15.683cm" svg:y="24.876cm"><text:p/></draw:rect><draw:rect text:anchor-type="paragraph" draw:z-index="26" draw:style-name="Mgr3" draw:text-style-name="MP2" svg:width="4.283cm" svg:height="1.304cm" svg:x="13.518cm" svg:y="-2.002cm"><text:p/></draw:rect></text:p>
      </style:header>
      <style:footer>
        <text:p text:style-name="MP3"><text:tab/><text:tab/><text:span text:style-name="MT1"><text:page-number text:select-page="current">8</text:page-number></text:span><text:span text:style-name="MT1">/</text:span><text:span text:style-name="MT1"><text:page-count>9</text:page-count></text:span></text:p>
      </style:footer>
    </style:master-page>
    <style:master-page style:name="Landscape" style:page-layout-name="Mpm2"/>
    <style:master-page style:name="Right_20_Page" style:display-name="Right Page" style:page-layout-name="Mpm3"/>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1DT2H24M57S</meta:editing-duration>
    <meta:editing-cycles>165</meta:editing-cycles>
    <meta:generator>LibreOffice/3.5$Linux_x86 LibreOffice_project/350m1$Build-2</meta:generator>
    <dc:date>2013-12-19T22:25:22</dc:date>
    <meta:print-date>2013-12-12T16:05:50.730000000</meta:print-date>
    <dc:creator>anaelle </dc:creator>
    <meta:document-statistic meta:table-count="2" meta:image-count="1" meta:object-count="0" meta:page-count="9" meta:paragraph-count="184" meta:word-count="1763" meta:character-count="10863" meta:non-whitespace-character-count="9206"/>
  </office:meta>
</office:document-meta>
</file>